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01f3ab"/>
    </style:style>
    <style:style style:name="P3" style:family="paragraph" style:parent-style-name="Standard">
      <style:text-properties fo:color="#000080" loext:opacity="100%" fo:font-weight="normal" officeooo:paragraph-rsid="0001f3ab" style:font-weight-asian="normal" style:font-weight-complex="normal"/>
    </style:style>
    <style:style style:name="P4" style:family="paragraph" style:parent-style-name="Standard">
      <style:text-properties fo:color="#000080" loext:opacity="100%" officeooo:rsid="0001f3ab" officeooo:paragraph-rsid="0001f3ab"/>
    </style:style>
    <style:style style:name="P5" style:family="paragraph" style:parent-style-name="Standard">
      <style:text-properties fo:color="#000080" loext:opacity="100%"/>
    </style:style>
    <style:style style:name="P6" style:family="paragraph" style:parent-style-name="Standard">
      <style:text-properties fo:color="#000080" loext:opacity="100%" fo:font-style="italic" officeooo:rsid="0001f3ab" officeooo:paragraph-rsid="0001f3ab" style:font-style-asian="italic" style:font-style-complex="italic"/>
    </style:style>
    <style:style style:name="P7" style:family="paragraph" style:parent-style-name="Standard">
      <style:text-properties fo:color="#000080" loext:opacity="100%" fo:font-style="italic" style:font-style-asian="italic" style:font-style-complex="italic"/>
    </style:style>
    <style:style style:name="P8" style:family="paragraph" style:parent-style-name="Standard">
      <style:text-properties fo:color="#000080" loext:opacity="100%" fo:font-style="italic" officeooo:rsid="0003b044" officeooo:paragraph-rsid="0003b044" style:font-style-asian="italic" style:font-style-complex="italic"/>
    </style:style>
    <style:style style:name="P9" style:family="paragraph" style:parent-style-name="Standard">
      <style:text-properties officeooo:rsid="00025810" officeooo:paragraph-rsid="00025810"/>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officeooo:paragraph-rsid="00062d7f" style:font-style-asian="italic" style:font-style-complex="italic"/>
    </style:style>
    <style:style style:name="P13" style:family="paragraph" style:parent-style-name="Standard">
      <style:text-properties officeooo:rsid="0006f519" officeooo:paragraph-rsid="0006f519"/>
    </style:style>
    <style:style style:name="P14" style:family="paragraph" style:parent-style-name="Standard">
      <style:text-properties officeooo:paragraph-rsid="0006f519"/>
    </style:style>
    <style:style style:name="P15" style:family="paragraph" style:parent-style-name="Standard">
      <style:text-properties officeooo:rsid="00086e4a" officeooo:paragraph-rsid="00086e4a"/>
    </style:style>
    <style:style style:name="P16" style:family="paragraph" style:parent-style-name="Standard">
      <style:text-properties officeooo:rsid="000a5d06" officeooo:paragraph-rsid="000a5d06"/>
    </style:style>
    <style:style style:name="P17" style:family="paragraph" style:parent-style-name="List_20_Paragraph" style:list-style-name="WWNum1">
      <style:paragraph-properties fo:text-align="justify" style:justify-single-word="false"/>
    </style:style>
    <style:style style:name="P18" style:family="paragraph" style:parent-style-name="List_20_Paragraph" style:list-style-name="WWNum2"/>
    <style:style style:name="P19" style:family="paragraph" style:parent-style-name="List_20_Paragraph" style:list-style-name="WWNum3"/>
    <style:style style:name="P20" style:family="paragraph" style:parent-style-name="Standard">
      <style:text-properties fo:font-style="italic" style:font-style-asian="italic" style:font-style-complex="italic"/>
    </style:style>
    <style:style style:name="P21" style:family="paragraph" style:parent-style-name="Standard">
      <style:text-properties fo:color="#000080" loext:opacity="100%" fo:font-style="italic" officeooo:rsid="0003b044" officeooo:paragraph-rsid="000d56a5" style:font-style-asian="italic" style:font-style-complex="italic"/>
    </style:style>
    <style:style style:name="P22" style:family="paragraph" style:parent-style-name="Standard">
      <style:text-properties fo:color="#000080" loext:opacity="100%" fo:font-style="italic" officeooo:rsid="0003b044" officeooo:paragraph-rsid="0003b044" style:font-style-asian="italic" style:font-style-complex="italic"/>
    </style:style>
    <style:style style:name="P23" style:family="paragraph" style:parent-style-name="Standard">
      <style:text-properties fo:color="#000080" loext:opacity="100%" officeooo:rsid="0010d8ed" officeooo:paragraph-rsid="0003b044"/>
    </style:style>
    <style:style style:name="P24" style:family="paragraph" style:parent-style-name="Standard">
      <style:text-properties fo:color="#000080" loext:opacity="100%" style:font-name="Calibri1" fo:font-size="12pt" fo:font-style="italic" style:font-size-asian="12pt" style:font-style-asian="italic" style:font-size-complex="12pt" style:font-style-complex="italic"/>
    </style:style>
    <style:style style:name="P25" style:family="paragraph" style:parent-style-name="Standard">
      <style:text-properties fo:color="#000080" loext:opacity="100%" officeooo:paragraph-rsid="0001f3ab"/>
    </style:style>
    <style:style style:name="P26" style:family="paragraph" style:parent-style-name="Standard">
      <style:text-properties officeooo:rsid="00086e4a" officeooo:paragraph-rsid="00124a26"/>
    </style:style>
    <style:style style:name="P27" style:family="paragraph" style:parent-style-name="Standard">
      <style:text-properties officeooo:paragraph-rsid="00124a26"/>
    </style:style>
    <style:style style:name="T1" style:family="text">
      <style:text-properties fo:font-weight="bold" style:font-weight-asian="bold" style:font-weight-complex="bold"/>
    </style:style>
    <style:style style:name="T2" style:family="text">
      <style:text-properties fo:font-weight="bold" officeooo:rsid="0001f3a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1f3ab" style:font-style-asian="italic" style:font-style-complex="italic"/>
    </style:style>
    <style:style style:name="T5" style:family="text">
      <style:text-properties fo:font-style="italic" officeooo:rsid="00025810" style:font-style-asian="italic" style:font-style-complex="italic"/>
    </style:style>
    <style:style style:name="T6" style:family="text">
      <style:text-properties fo:font-style="italic" officeooo:rsid="0004f983"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25810" style:font-style-asian="italic" style:font-weight-asian="normal" style:font-style-complex="italic" style:font-weight-complex="normal"/>
    </style:style>
    <style:style style:name="T9" style:family="text">
      <style:text-properties officeooo:rsid="0001f3ab"/>
    </style:style>
    <style:style style:name="T10" style:family="text">
      <style:text-properties fo:color="#000080" loext:opacity="100%"/>
    </style:style>
    <style:style style:name="T11" style:family="text">
      <style:text-properties fo:color="#000080" loext:opacity="100%" fo:font-style="italic" style:font-style-asian="italic" style:font-style-complex="italic"/>
    </style:style>
    <style:style style:name="T12" style:family="text">
      <style:text-properties fo:color="#000080" loext:opacity="100%" fo:font-style="italic" officeooo:rsid="0001f3ab" style:font-style-asian="italic" style:font-style-complex="italic"/>
    </style:style>
    <style:style style:name="T13" style:family="text">
      <style:text-properties fo:color="#000080" loext:opacity="100%" fo:font-style="italic" officeooo:rsid="00062d7f" style:font-style-asian="italic" style:font-style-complex="italic"/>
    </style:style>
    <style:style style:name="T14" style:family="text">
      <style:text-properties fo:color="#000080" loext:opacity="100%" fo:font-style="italic" officeooo:rsid="0006f519" style:font-style-asian="italic" style:font-style-complex="italic"/>
    </style:style>
    <style:style style:name="T15" style:family="text">
      <style:text-properties fo:color="#000080" loext:opacity="100%" fo:font-style="italic" officeooo:rsid="00086e4a" style:font-style-asian="italic" style:font-style-complex="italic"/>
    </style:style>
    <style:style style:name="T16" style:family="text">
      <style:text-properties fo:color="#000080" loext:opacity="100%" fo:font-style="italic" officeooo:rsid="000a5d06" style:font-style-asian="italic" style:font-style-complex="italic"/>
    </style:style>
    <style:style style:name="T17" style:family="text">
      <style:text-properties fo:color="#000080" loext:opacity="100%" fo:font-style="italic" style:text-underline-style="none" officeooo:rsid="00025810" style:font-style-asian="italic" style:font-style-complex="italic"/>
    </style:style>
    <style:style style:name="T18" style:family="text">
      <style:text-properties fo:color="#000080" loext:opacity="100%" officeooo:rsid="00062d7f"/>
    </style:style>
    <style:style style:name="T19" style:family="text">
      <style:text-properties fo:color="#000080" loext:opacity="100%" fo:font-size="12pt" fo:font-style="italic" style:text-underline-style="none" officeooo:rsid="00025810" style:font-size-asian="12pt" style:font-style-asian="italic" style:font-size-complex="12pt" style:font-style-complex="italic"/>
    </style:style>
    <style:style style:name="T20" style:family="text">
      <style:text-properties fo:color="#000080" loext:opacity="100%" fo:font-size="12pt" fo:font-style="italic" style:font-size-asian="12pt" style:font-style-asian="italic" style:font-size-complex="12pt" style:font-style-complex="italic"/>
    </style:style>
    <style:style style:name="T21" style:family="text">
      <style:text-properties fo:color="#000080" loext:opacity="100%" fo:font-size="12pt" fo:font-style="italic" officeooo:rsid="000a5d06" style:font-size-asian="12pt" style:font-style-asian="italic" style:font-size-complex="12pt" style:font-style-complex="italic"/>
    </style:style>
    <style:style style:name="T22" style:family="text">
      <style:text-properties fo:color="#000080" loext:opacity="100%" style:font-name="Calibri1" fo:font-size="12pt" fo:font-style="italic" style:text-underline-style="none" officeooo:rsid="00025810" style:font-size-asian="12pt" style:font-style-asian="italic" style:font-size-complex="12pt" style:font-style-complex="italic"/>
    </style:style>
    <style:style style:name="T23" style:family="text">
      <style:text-properties fo:color="#000080" loext:opacity="100%" style:font-name="Calibri1" fo:font-size="12pt" fo:font-style="italic" style:font-size-asian="12pt" style:font-style-asian="italic" style:font-size-complex="12pt" style:font-style-complex="italic"/>
    </style:style>
    <style:style style:name="T24" style:family="text">
      <style:text-properties fo:color="#000080" loext:opacity="100%" style:font-name="Calibri1" fo:font-size="12pt" fo:font-style="italic" officeooo:rsid="000a5d06" style:font-size-asian="12pt" style:font-style-asian="italic" style:font-size-complex="12pt" style:font-style-complex="italic"/>
    </style:style>
    <style:style style:name="T25" style:family="text">
      <style:text-properties fo:color="#000080" loext:opacity="100%" style:font-name="Calibri1" fo:font-size="12pt" fo:font-style="italic" officeooo:rsid="00124a26" style:font-size-asian="12pt" style:font-style-asian="italic" style:font-size-complex="12pt" style:font-style-complex="italic"/>
    </style:style>
    <style:style style:name="T26" style:family="text">
      <style:text-properties fo:color="#000080" loext:opacity="100%" style:font-name="Calibri1" fo:font-size="12pt" fo:font-style="italic" style:text-underline-style="solid" style:text-underline-width="auto" style:text-underline-color="font-color" officeooo:rsid="000a5d06" style:font-size-asian="12pt" style:font-style-asian="italic" style:font-size-complex="12pt" style:font-style-complex="italic"/>
    </style:style>
    <style:style style:name="T27" style:family="text">
      <style:text-properties fo:color="#000080" loext:opacity="100%" style:font-name="Calibri1" fo:font-size="12pt" style:font-size-asian="12pt" style:font-size-complex="12pt"/>
    </style:style>
    <style:style style:name="T28" style:family="text">
      <style:text-properties fo:color="#000080" loext:opacity="100%" style:font-name="Calibri1" fo:font-size="12pt" officeooo:rsid="000a5d06" style:font-size-asian="12pt" style:font-size-complex="12pt"/>
    </style:style>
    <style:style style:name="T29" style:family="text">
      <style:text-properties fo:color="#000080" loext:opacity="100%" style:font-name="Calibri1" fo:font-size="12pt" style:text-underline-style="none" officeooo:rsid="00025810" style:font-size-asian="12pt" style:font-size-complex="12pt"/>
    </style:style>
    <style:style style:name="T30" style:family="text">
      <style:text-properties fo:color="#000080" loext:opacity="100%" style:font-name="Calibri1" fo:font-size="12pt" fo:font-style="normal" style:text-underline-style="none" officeooo:rsid="00025810" style:font-size-asian="12pt" style:font-style-asian="normal" style:font-size-complex="12pt" style:font-style-complex="normal"/>
    </style:style>
    <style:style style:name="T31" style:family="text">
      <style:text-properties fo:color="#000080" loext:opacity="100%" style:font-name="Calibri1" fo:font-size="12pt" fo:font-style="normal" style:font-size-asian="12pt" style:font-style-asian="normal" style:font-size-complex="12pt" style:font-style-complex="normal"/>
    </style:style>
    <style:style style:name="T32" style:family="text">
      <style:text-properties fo:color="#000080" loext:opacity="100%" style:font-name="Calibri1" fo:font-size="12pt" fo:font-style="normal" officeooo:rsid="000a5d06" style:font-size-asian="12pt" style:font-style-asian="normal" style:font-size-complex="12pt" style:font-style-complex="normal"/>
    </style:style>
    <style:style style:name="T33" style:family="text">
      <style:text-properties officeooo:rsid="00086e4a"/>
    </style:style>
    <style:style style:name="T34" style:family="text">
      <style:text-properties officeooo:rsid="000a5d06"/>
    </style:style>
    <style:style style:name="T35" style:family="text">
      <style:text-properties officeooo:rsid="000d56a5"/>
    </style:style>
    <style:style style:name="T36" style:family="text">
      <style:text-properties fo:font-size="12pt" style:font-size-asian="12pt" style:font-size-complex="12pt"/>
    </style:style>
    <style:style style:name="T37" style:family="text">
      <style:text-properties style:font-name="Calibri1" fo:font-size="12pt" style:font-size-asian="12pt" style:font-size-complex="12pt"/>
    </style:style>
    <style:style style:name="T38" style:family="text">
      <style:text-properties style:font-name="Calibri1" fo:font-size="12pt" fo:font-style="italic" style:text-underline-style="none" officeooo:rsid="00025810" style:font-size-asian="12pt" style:font-style-asian="italic" style:font-size-complex="12pt" style:font-style-complex="italic"/>
    </style:style>
    <style:style style:name="T39" style:family="text">
      <style:text-properties style:font-name="Calibri1" fo:font-size="12pt" fo:font-style="italic" style:font-size-asian="12pt" style:font-style-asian="italic" style:font-size-complex="12pt" style:font-style-complex="italic"/>
    </style:style>
    <style:style style:name="T40" style:family="text">
      <style:text-properties style:font-name="Calibri1" fo:font-size="12pt" fo:font-style="italic" officeooo:rsid="000a5d06" style:font-size-asian="12pt" style:font-style-asian="italic" style:font-size-complex="12pt" style:font-style-complex="italic"/>
    </style:style>
    <style:style style:name="T41" style:family="text">
      <style:text-properties style:font-name="Calibri1" fo:font-size="12pt" fo:font-style="italic" officeooo:rsid="00124a26" style:font-size-asian="12pt" style:font-style-asian="italic" style:font-size-complex="12pt" style:font-style-complex="italic"/>
    </style:style>
    <style:style style:name="T42" style:family="text">
      <style:text-properties officeooo:rsid="00025810"/>
    </style:style>
    <style:style style:name="T43" style:family="text">
      <style:text-properties fo:font-weight="normal" style:font-weight-asian="normal" style:font-weight-complex="normal"/>
    </style:style>
    <style:style style:name="T44" style:family="text">
      <style:text-properties fo:font-weight="normal" officeooo:rsid="00025810" style:font-weight-asian="normal" style:font-weight-complex="normal"/>
    </style:style>
    <style:style style:name="T45" style:family="text">
      <style:text-properties officeooo:rsid="00111f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 697 - Project Check Point 1</text:p>
      <text:p text:style-name="Standard"><text:span text:style-name="T1">Due Date:</text:span> 2/2/2025</text:p>
      <text:h text:style-name="Heading_20_1" text:outline-level="1">Project Objective</text:h>
      <text:p text:style-name="P1">The project aims to replicate the process of writing a paper/report in scientific machine learning. In summary, you will have to conduct a literature review, select a paper to replicate, implement the code of the paper following best practices, and write a six-page report.</text:p>
      <text:p text:style-name="Standard"/>
      <text:h text:style-name="Heading_20_1" text:outline-level="1">Project Timeline</text:h>
      <text:p text:style-name="Standard">The project timeline is as follows:</text:p>
      <text:list text:style-name="WWNum1">
        <text:list-item>
          <text:p text:style-name="P17"><text:span text:style-name="T1">Project Checkpoint 1 (this assignment). Due 2/2/2025.</text:span> You must identify a specific paper from the list below to read in detail, identify your weaknesses on the topic covered, and start building your background knowledge to understand its material. More details below.</text:p>
        </text:list-item>
        <text:list-item>
          <text:p text:style-name="P17"><text:span text:style-name="T1">Project Checkpoint 2. Due 3/2/2025. </text:span>By this time, you should have read your chosen <text:s text:c="2"/>paper in detail and understood the mathematics of the paper. More details on the assignment will follow.</text:p>
        </text:list-item>
        <text:list-item>
          <text:p text:style-name="P17"><text:span text:style-name="T1">Project Checkpoint 3. Due 4/6/2025. </text:span>By this time, you should have implemented the first version of the code and solved a synthetic verification example. More details on the assignment will follow. </text:p>
        </text:list-item>
        <text:list-item>
          <text:p text:style-name="P17"><text:span text:style-name="T1">Project Report. Due 5/10. </text:span>By this time, you should have replicated the examples of the paper. It doesn’t matter if you have successfully replicated everything. You don’t have to be 100% successful in replicating the paper to get the full grade. More details on the assignment will follow.</text:p>
        </text:list-item>
      </text:list>
      <text:h text:style-name="Heading_20_1" text:outline-level="1">Paper Selection</text:h>
      <text:p text:style-name="Standard">You must pick <text:span text:style-name="T1">one of the following papers</text:span> to replicate:</text:p>
      <text:list text:style-name="WWNum2">
        <text:list-item>
          <text:p text:style-name="P18" loext:marker-style-name="T1"><text:span text:style-name="T1">Surrogate modeling</text:span><text:span text:style-name="T1"/></text:p>
          <text:list>
            <text:list-item>
              <text:p text:style-name="P18">Sun et al., 2020, Surrogate modeling for fluid flows based on physics-constrained deep learning without simulation data, Computer Methods in Applied Mechanics and Engineering, <text:a xlink:type="simple" xlink:href="https://doi.org/10.1016/j.cma.2019.112732" text:style-name="Internet_20_link" text:visited-style-name="Visited_20_Internet_20_Link"><text:span text:style-name="Internet_20_link">https://doi.org/10.1016/j.cma.2019.112732</text:span></text:a> </text:p>
            </text:list-item>
            <text:list-item>
              <text:p text:style-name="P18" loext:marker-style-name="T1">Batzner et al., 2022, E(3)-equivariant graph neural networks for data-efficient and accurate interatomic potentials, Nature Communications, <text:a xlink:type="simple" xlink:href="https://www.nature.com/articles/s41467-022-29939-5" text:style-name="Internet_20_link" text:visited-style-name="Visited_20_Internet_20_Link"><text:span text:style-name="Internet_20_link">https://www.nature.com/articles/s41467-022-29939-5</text:span></text:a></text:p>
            </text:list-item>
            <text:list-item>
              <text:p text:style-name="P18"><text:soft-page-break/>Kontolati et al., 2023, On the influence of over-parameterization in manifold-based surrogates and deep neural operators, Journal of Computational Physics, <text:a xlink:type="simple" xlink:href="https://doi.org/10.1016/j.jcp.2023.112008" text:style-name="Internet_20_link" text:visited-style-name="Visited_20_Internet_20_Link"><text:span text:style-name="Internet_20_link">https://doi.org/10.1016/j.jcp.2023.112008</text:span></text:a> </text:p>
            </text:list-item>
          </text:list>
        </text:list-item>
        <text:list-item>
          <text:p text:style-name="P18" loext:marker-style-name="T1"><text:span text:style-name="T1">Inverse problems</text:span><text:span text:style-name="T1"/></text:p>
          <text:list>
            <text:list-item>
              <text:p text:style-name="P18">Alberts et al., 2023, Physics-informed information field theory for modeling physical systems with uncertainty quantification, Journal of Computational Physics, <text:a xlink:type="simple" xlink:href="https://doi.org/10.1016/j.jcp.2023.112100" text:style-name="Internet_20_link" text:visited-style-name="Visited_20_Internet_20_Link"><text:span text:style-name="Internet_20_link">https://doi.org/10.1016/j.jcp.2023.112100</text:span></text:a></text:p>
            </text:list-item>
            <text:list-item>
              <text:p text:style-name="P18" loext:marker-style-name="T1">Karnakov et al., 2024, Solving inverse problems in physics by optimizing a discrete loss: Fast and accurate learning without neural networks, Proceedings of the National Academy of Science, <text:a xlink:type="simple" xlink:href="https://doi.org/10.1093/pnasnexus/pgae005" text:style-name="Internet_20_link" text:visited-style-name="Visited_20_Internet_20_Link"><text:span text:style-name="Internet_20_link">https://doi.org/10.1093/pnasnexus/pgae005</text:span></text:a></text:p>
            </text:list-item>
          </text:list>
        </text:list-item>
        <text:list-item>
          <text:p text:style-name="P18" loext:marker-style-name="T1"><text:span text:style-name="T1">Dynamical systems</text:span><text:span text:style-name="T1"/></text:p>
          <text:list>
            <text:list-item>
              <text:p text:style-name="P18" loext:marker-style-name="T1">Brunton et al., 2016, Discovering governing equations from data by sparse identification of nonlinear dynamical systems, Proceedings of the National Academy of Science, <text:a xlink:type="simple" xlink:href="https://www.pnas.org/doi/abs/10.1073/pnas.1517384113" text:style-name="Internet_20_link" text:visited-style-name="Visited_20_Internet_20_Link"><text:span text:style-name="Internet_20_link">https://www.pnas.org/doi/abs/10.1073/pnas.1517384113</text:span></text:a></text:p>
            </text:list-item>
            <text:list-item>
              <text:p text:style-name="P18">Cenedese et al., 2022, Data-driven modeling and prediction of non-linearizable dynamics via spectral submanifolds, Nature Communications, <text:a xlink:type="simple" xlink:href="https://www.nature.com/articles/s41467-022-28518-y" text:style-name="Internet_20_link" text:visited-style-name="Visited_20_Internet_20_Link"><text:span text:style-name="Internet_20_link">https://www.nature.com/articles/s41467-022-28518-y</text:span></text:a></text:p>
            </text:list-item>
            <text:list-item>
              <text:p text:style-name="P18" loext:marker-style-name="T1">Kontolati et al., 2024, Learning nonlinear operators in latent spaces for real-time predictions of complex dynamics in physical systems, Nature Communications, <text:a xlink:type="simple" xlink:href="https://www.nature.com/articles/s41467-024-49411-w" text:style-name="Internet_20_link" text:visited-style-name="Visited_20_Internet_20_Link"><text:span text:style-name="Internet_20_link">https://www.nature.com/articles/s41467-024-49411-w</text:span></text:a> </text:p>
            </text:list-item>
          </text:list>
        </text:list-item>
      </text:list>
      <text:h text:style-name="Heading_20_1" text:outline-level="1">Project Check Point 1</text:h>
      <text:p text:style-name="Standard"/>
      <text:p text:style-name="Standard" loext:marker-style-name="T3"><text:span text:style-name="T3">Write this page and submit it on gradescope.</text:span><text:span text:style-name="T3"/></text:p>
      <text:p text:style-name="Standard"/>
      <text:p text:style-name="P10">Name: Shaunak Mukherjee</text:p>
      <text:p text:style-name="Standard" loext:marker-style-name="T1"><text:span text:style-name="T1">Date: 02/02/2025</text:span><text:span text:style-name="T1"/></text:p>
      <text:p text:style-name="Standard" loext:marker-style-name="T1"><text:span text:style-name="T1">Did you use generative AI? Which one did you use? How did you use it?</text:span><text:span text:style-name="T1"/></text:p>
      <text:p text:style-name="Standard" loext:marker-style-name="T3"><text:span text:style-name="T3">You can use generative AI to help you edit your text. But you will be responsible for correcting your write-up. </text:span><text:span text:style-name="T3"/></text:p>
      <text:p text:style-name="P3">Yes.</text:p>
      <text:p text:style-name="P3">I used Chat-GPT. </text:p>
      <text:p text:style-name="P3"><text:span text:style-name="T9">After </text:span><text:span text:style-name="T45">composing/writing</text:span><text:span text:style-name="T9"> each </text:span><text:span text:style-name="T45">answers by</text:span><text:span text:style-name="T9"> </text:span><text:span text:style-name="T2">myself,</text:span><text:span text:style-name="T9"> </text:span>I used <text:span text:style-name="T9">chatGTPT</text:span> to make the texts <text:span text:style-name="T9">sound </text:span>more cohesive <text:span text:style-name="T9">and cogent</text:span>. <text:span text:style-name="T33">Gen-AI</text:span> definitely writes better English <text:span text:style-name="T33">sentences </text:span>than me. </text:p>
      <text:h text:style-name="Heading_20_1" text:outline-level="1"><text:soft-page-break/>Understand what the suggested papers are about</text:h>
      <text:list text:style-name="WWNum3">
        <text:list-item>
          <text:p text:style-name="P19">Read the abstracts and skim through all suggested papers.</text:p>
        </text:list-item>
        <text:list-item>
          <text:p text:style-name="P19">Google the authors’ names and/or paper titles and try to find if they have codes that replicate their papers or a lecture video explaining the paper. Both of these will help you understand the paper faster. Feel free to discuss your findings with others on the discussion forums.</text:p>
        </text:list-item>
      </text:list>
      <text:p text:style-name="P11">Nothing to report.</text:p>
      <text:h text:style-name="Heading_20_1" text:outline-level="1">Read more carefully the papers you find more interesting</text:h>
      <text:p text:style-name="Standard">Pick two papers that you find interesting and dedicate about one or two hours to each one of them to dig a little deeper. You can read them a bit more carefully. You can watch the YouTube videos you found, etc. Your goal is to learn more so that you can make an informed choice moving forward. </text:p>
      <text:p text:style-name="P4"><text:span text:style-name="T3"/></text:p>
      <text:p text:style-name="P6">Two papers I read</text:p>
      <text:p text:style-name="P5"><text:span text:style-name="T4">1. </text:span><text:span text:style-name="T3">Learning nonlinear operators in latent spaces for real-time predictions of complex</text:span></text:p>
      <text:p text:style-name="P5"><text:span text:style-name="T3">dynamics in physical systems </text:span><text:span text:style-name="T4">by Kontolati et al Nat. Comm </text:span><text:span text:style-name="T5">2023.</text:span></text:p>
      <text:p text:style-name="P6">And a few associated videos- </text:p>
      <text:p text:style-name="P2"><text:span text:style-name="T12">1. <text:s/></text:span><text:a xlink:type="simple" xlink:href="https://www.youtube.com/watch?v=qtIdH7Koo7I" text:style-name="Internet_20_link" text:visited-style-name="Visited_20_Internet_20_Link"><text:span text:style-name="T10">https://www.youtube.com/watch?v=qtIdH7Koo7I</text:span></text:a><text:span text:style-name="T12"><text:tab/></text:span></text:p>
      <text:p text:style-name="P9"><text:span text:style-name="T11">2. </text:span><text:a xlink:type="simple" xlink:href="https://www.youtube.com/watch?v=-VENSFxJstU" text:style-name="Internet_20_link" text:visited-style-name="Visited_20_Internet_20_Link"><text:span text:style-name="T10">https://www.youtube.com/watch?v=-VENSFxJstU</text:span></text:a></text:p>
      <text:p text:style-name="P9"><text:span text:style-name="T11">3. </text:span><text:a xlink:type="simple" xlink:href="https://www.youtube.com/watch?v=9fQkLQZe3u8" text:style-name="Internet_20_link" text:visited-style-name="Visited_20_Internet_20_Link"><text:span text:style-name="T10">https://www.youtube.com/watch?v=9fQkLQZe3u8</text:span></text:a><text:span text:style-name="T11"><text:tab/></text:span></text:p>
      <text:p text:style-name="P25"><text:span text:style-name="T3"><text:s/></text:span></text:p>
      <text:p text:style-name="P5"/>
      <text:p text:style-name="P24"><text:span text:style-name="T42">2. Next, I read</text:span> <text:s/><text:span text:style-name="T43">E(3)-equivariant graph neural networks by Batzner et al </text:span><text:span text:style-name="T44">Nat. Comm. 2022.</text:span></text:p>
      <text:p text:style-name="Standard"><text:span text:style-name="Internet_20_link"><text:span text:style-name="T22">1. </text:span></text:span><text:a xlink:type="simple" xlink:href="https://www.youtube.com/watch?v=oePOO8bN7Co" text:style-name="Internet_20_link" text:visited-style-name="Visited_20_Internet_20_Link"><text:span text:style-name="Internet_20_link"><text:span text:style-name="T23">https://www.youtube.com/watch?v=oePOO8bN7Co</text:span></text:span></text:a></text:p>
      <text:p text:style-name="Standard"><text:span text:style-name="Internet_20_link"><text:span text:style-name="T22">2. </text:span></text:span><text:a xlink:type="simple" xlink:href="https://www.youtube.com/watch?v=ZR1NTBPBDOo" text:style-name="Internet_20_link" text:visited-style-name="Visited_20_Internet_20_Link"><text:span text:style-name="Internet_20_link"><text:span text:style-name="T23">https://www.youtube.com/watch?v=ZR1NTBPBDOo</text:span></text:span></text:a><text:span text:style-name="T23"> <text:s/></text:span></text:p>
      <text:p text:style-name="Standard"><text:span text:style-name="Internet_20_link"><text:span text:style-name="T22">3. </text:span></text:span><text:a xlink:type="simple" xlink:href="https://www.youtube.com/watch?v=JwYPVP-vm6A" text:style-name="Internet_20_link" text:visited-style-name="Visited_20_Internet_20_Link"><text:span text:style-name="Internet_20_link"><text:span text:style-name="T23">https://www.youtube.com/watch?v=JwYPVP-vm6A</text:span></text:span></text:a></text:p>
      <text:p text:style-name="P15"><text:span text:style-name="T23">4. other reading materials </text:span><text:span text:style-name="T25">h</text:span><text:a xlink:type="simple" xlink:href="https://projects.volkamerlab.org/teachopencadd/talktorials/T036_e3_equivariant_gnn.html" text:style-name="Internet_20_link" text:visited-style-name="Visited_20_Internet_20_Link"><text:span text:style-name="T23">ttps://projects.volkamerlab.org/teachopencadd/talktorials/T036_e3_equivariant_gnn.html</text:span></text:a></text:p>
      <text:p text:style-name="P26"><text:span text:style-name="T25">5. </text:span><text:a xlink:type="simple" xlink:href="https://www.nature.com/articles/s41467-023-38468-8" text:style-name="Internet_20_link" text:visited-style-name="Visited_20_Internet_20_Link"><text:span text:style-name="T23">https://www.nature.com/articles/s41467-023-38468-8</text:span></text:a></text:p>
      <text:p text:style-name="P27"><text:span text:style-name="T25">6. </text:span><text:span text:style-name="T26">https://proceedings.mlr.press/v139/satorras21a/satorras21a.pdf </text:span><text:span text:style-name="T24"><text:s/><text:tab/></text:span></text:p>
      <text:p text:style-name="P11" loext:marker-style-name="T3"/>
      <text:p text:style-name="P11" loext:marker-style-name="T3"/>
      <text:h text:style-name="Heading_20_1" text:outline-level="1">What is the paper you picked?</text:h>
      <text:p text:style-name="P7">E(3)-equivariant graph neural networks for data-efﬁcient and accurate interatomic potentials by Batzner et al. Nat. Comm. 2022, 13, 2453</text:p>
      <text:h text:style-name="Heading_20_1" text:outline-level="1"><text:soft-page-break/>What is the big problem/need addressed by the paper?</text:h>
      <text:p text:style-name="P13"/>
      <text:p text:style-name="P14"><text:span text:style-name="T14"><text:tab/>At a very high level, t</text:span><text:span text:style-name="T13">he paper addresses a fundamental challenge in molecular dynamics simulations, </text:span><text:span text:style-name="T15">i.e. </text:span><text:span text:style-name="T13">the need for accurate and computationally efficient interatomic potentials. Traditional quantum mechanical methods, like density functional theory (DFT), provide high accuracy but are computationally expensive, limiting simulations to short time scales and small atomic systems. </text:span><text:span text:style-name="T15">On the other hand</text:span><text:span text:style-name="T13">, classical interatomic potentials are computationally efficient but lack the accuracy required for reliable predictions.</text:span></text:p>
      <text:p text:style-name="P14"><text:span text:style-name="T13"/></text:p>
      <text:p text:style-name="P14"><text:span text:style-name="T15"><text:tab/>As a feasible solution, r</text:span><text:span text:style-name="T13">esearchers have explored machine learning (ML) and deep learning (DL) technique</text:span><text:span text:style-name="T15">s</text:span><text:span text:style-name="T13"> </text:span><text:span text:style-name="T15">&amp; models- </text:span><text:span text:style-name="T13">ML-IPs, NN-IPs, GNN-IPs, DimeNet, and GemNet </text:span><text:span text:style-name="T15">etc</text:span><text:span text:style-name="T13">. While these models improve efficiency and precision over classical potentials, </text:span><text:span text:style-name="T16">t</text:span><text:span text:style-name="T13">hey require large training datasets, which are often difficult to obtain due to the limited availability of experimentally validated </text:span><text:span text:style-name="T16">ab initio data</text:span><text:span text:style-name="T13">. <text:s/></text:span></text:p>
      <text:p text:style-name="P14"><text:span text:style-name="T13"/></text:p>
      <text:p text:style-name="P14"><text:span text:style-name="T13"><text:tab/>This is where Neural Equivariant Interatomic Potentials (NequIP) comes in. NequIP is a novel E(3)-equivariant graph neural network that directly incorporates rotational and reflection symmetries into its architecture. NequIP significantly improves data efficiency requiring up to three orders of magnitude fewer training data than existing ML-IPs while achieving state-of-the-art accuracy across a wide range of molecules and materials. <text:s/></text:span><text:span text:style-name="T16">So i</text:span><text:span text:style-name="T13">t possible to simulate complex physical phenomena over longer time scales and larger atomic systems. This breakthrough allows researchers to perform high-fidelity molecular dynamics </text:span><text:span text:style-name="T16">DFT IP </text:span><text:span text:style-name="T13">simulations with unprecedented accuracy and efficiency, overcoming the limitations of both classical potentials and traditional quantum mechanical calculations.</text:span></text:p>
      <text:p text:style-name="P16"><text:span text:style-name="T11"/></text:p>
      <text:p text:style-name="P12"><text:span text:style-name="T18"/></text:p>
      <text:h text:style-name="Heading_20_1" text:outline-level="1">What is the specific objective of the paper?</text:h>
      <text:p text:style-name="P11">Your answer here. </text:p>
      <text:p text:style-name="Standard"><text:span text:style-name="T3"/></text:p>
      <text:p text:style-name="P8"><text:span text:style-name="T35"><text:tab/>High level objective </text:span><text:span text:style-name="T34">is to</text:span> introduce Neural Equivariant Interatomic Potentials (NequIP)- <text:span text:style-name="T35">a new deep learning method</text:span> for <text:span text:style-name="T34">simulations and estimation of</text:span> interatomic potentials from ab-initio calculations <text:span text:style-name="T35">more accurately with limited training dataset</text:span>. The key aspects of this objective are:</text:p>
      <text:p text:style-name="P8"/>
      <text:p text:style-name="P21"><text:span text:style-name="T34"><text:tab/>First, </text:span><text:span text:style-name="T35">Novelty of the model,</text:span><text:span text:style-name="T34"> </text:span>E(3)-equivariant neural network architecture: NequIP employs E(3)-equivariant convolutions <text:span text:style-name="T34">which is type of graph neutral network </text:span>for <text:soft-page-break/>interactions of geometric tensors, which is a significant departure from most contemporary symmetry-aware models <text:span text:style-name="T35">listed as GNN-Ips etc. </text:span>that use invariant convolutions acting only on scalars. <text:span text:style-name="T35">T</text:span>he method outlined <text:span text:style-name="T35">here </text:span>uses relative position vectors rather than simply dis-</text:p>
      <text:p text:style-name="P21">tances (scalars) together <text:span text:style-name="T35">with </text:span>higher-order geometric tensors. This approach results in a more information-rich and faithful representation of atomic environments.</text:p>
      <text:p text:style-name="P8"/>
      <text:p text:style-name="P21"><text:span text:style-name="T34"><text:tab/>Second training data and accuracy, </text:span><text:span text:style-name="T35">using the</text:span><text:span text:style-name="T34"> </text:span><text:span text:style-name="T35">novel NequIP</text:span><text:span text:style-name="T34"> technique: T</text:span>he authors aim to achieve state-of-the-art accuracy on a diverse set of molecules and materials <text:span text:style-name="T35">(e.g. water in different </text:span>phases, chemical reaction at a solid/gas interface, an amorphous Lithium Phosphate, and a Lithium superionic conductor<text:span text:style-name="T35">) </text:span>while demonstrating remarkable data efficiency. They challenge the common belief that deep neural networks require massive training sets by showing that NequIP can outperform existing models with up to three orders of magnitude fewer training data.</text:p>
      <text:p text:style-name="P8"/>
      <text:p text:style-name="P21"><text:span text:style-name="T35"><text:tab/>Third, E</text:span>nabling high-fidelity molecular dynamics simulations: The high data efficiency of NequIP allows for the construction of accurate potentials using high-order quantum chemical levels of theory as reference. This enables high-fidelity molecular dynamics simulations over long time scales, which is crucial for studying complex physical phenomena beyond the current limitations of first-principles methods. <text:span text:style-name="T35">They</text:span> address the fundamental trade-off between obtaining high computational efficiency and predicting faithful dynamics in molecular simulations. <text:span text:style-name="T35">This opens door for acceptance of ML/DL techniques in MD simulations for scientific community. </text:span></text:p>
      <text:p text:style-name="P8"/>
      <text:h text:style-name="Heading_20_1" text:outline-level="1">What are the gaps in your background knowledge you would have to cover to understand the paper fully?</text:h>
      <text:p text:style-name="Standard" loext:marker-style-name="T3"><text:span text:style-name="T3">Identify your knowledge gaps. Do you understand the mathematical terminology? Is there a reference to a specific mathematical topic you are unfamiliar with? It is okay if you are unfamiliar with the topic which will be covered in class. However, it is also okay if an unfamiliar topic is not covered in class. Push yourself a little bit. You will not be penalized for selecting a difficult topic. Your answer here. </text:span></text:p>
      <text:p text:style-name="P11" loext:marker-style-name="T3"/>
      <text:p text:style-name="P23"><text:span text:style-name="T6">My knowledge gaps can be categorized into two main areas: <text:s/></text:span></text:p>
      <text:p text:style-name="P23"><text:span text:style-name="T6"/></text:p>
      <text:p text:style-name="P23"><text:span text:style-name="T6">Molecular Dynamics &amp; Ab-initio Calculations</text:span></text:p>
      <text:p text:style-name="P23"><text:span text:style-name="T6"><text:tab/>I have a </text:span><text:span text:style-name="T3">decent</text:span><text:span text:style-name="T6"> foundation in </text:span><text:span text:style-name="T3">concepts of </text:span><text:span text:style-name="T6">atomic potentials, advanced quantum mechanics, and group theory. However, my background is primarily experimental, and I have limited experience with computational methods such as Density Functional Theory </text:span><text:soft-page-break/><text:span text:style-name="T6">(DFT</text:span><text:span text:style-name="T3">)</text:span><text:span text:style-name="T6"> for interatomic potential (IP) calculations. I am also unfamiliar with Potential Energy Surface (PES) modeling, though I have a keen interest in learning how these concepts are applied in </text:span><text:span text:style-name="T3">MD</text:span><text:span text:style-name="T6"> simulations. <text:s/></text:span></text:p>
      <text:p text:style-name="P23"><text:span text:style-name="T6"/></text:p>
      <text:p text:style-name="P23"><text:span text:style-name="T6">Graph Neural Networks &amp; Mathematical Concepts</text:span></text:p>
      <text:p text:style-name="P23"><text:span text:style-name="T6"><text:tab/>I have experience with Convolutional Neural Networks (CNNs) but am not familiar with Graph Neural Networks (GNNs) </text:span><text:span text:style-name="T3">at all,</text:span><text:span text:style-name="T6"> particularly in the context of graph theory. While I understand mathematical notation and concepts used in this paper, I am less familiar with how they are applied to simulations and GNNs </text:span><text:span text:style-name="T3">in this paper</text:span><text:span text:style-name="T6">. <text:s/></text:span></text:p>
      <text:p text:style-name="P23"><text:span text:style-name="T6"/></text:p>
      <text:p text:style-name="P23"><text:span text:style-name="T6">Additionally, there are a few mathematical topics that I need to explore further: <text:s/></text:span></text:p>
      <text:p text:style-name="P23"><text:span text:style-name="T6">- </text:span><text:span text:style-name="T3">E</text:span><text:span text:style-name="T6">(3)-equivariance, with respect to group transformations in 3D. <text:s/></text:span></text:p>
      <text:p text:style-name="P23"><text:span text:style-name="T6">- Rotational, reflectional, and translational symmetry operations <text:s/></text:span><text:span text:style-name="T3">used here</text:span></text:p>
      <text:p text:style-name="P23"><text:span text:style-name="T6">- Polynomial envelope functions and their role in neural network computations. <text:s/></text:span></text:p>
      <text:p text:style-name="P23"><text:span text:style-name="T6">- While I am familiar with Bessel functions and spherical harmonics from solving Schrödinger’s equation for hydrogen atoms and simple molecules, I need to deepen my understanding of their application in this context. <text:s/></text:span></text:p>
      <text:p text:style-name="P23"><text:span text:style-name="T6"/></text:p>
      <text:p text:style-name="P23"><text:span text:style-name="T6"/></text:p>
      <text:p text:style-name="P23"><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DejaVu Sans" style:font-size-asian="12pt" style:language-asian="zh" style:country-asian="CN"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DejaVu Sans" style:font-size-asian="12pt" style:language-asian="zh" style:country-asian="CN"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DejaVu Sans" style:font-family-asian="'DejaVu San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in" style:contextual-spacing="true"/>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DejaVu Sans" style:font-family-asian="'DejaVu San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tyle="italic" style:font-style-asian="italic" style:font-style-complex="italic"/>
    </style:style>
    <style:style style:name="ListLabel_20_39" style:display-name="ListLabel 39"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9:39:00</meta:creation-date>
    <meta:initial-creator>Bilionis, Ilias</meta:initial-creator>
    <dc:language>en-US</dc:language>
    <dc:date>2025-02-02T10:08:23.229541004</dc:date>
    <meta:editing-cycles>45</meta:editing-cycles>
    <meta:editing-duration>PT2H58M45S</meta:editing-duration>
    <meta:generator>LibreOffice/24.2.7.2$Linux_X86_64 LibreOffice_project/420$Build-2</meta:generator>
    <meta:document-statistic meta:table-count="0" meta:image-count="0" meta:object-count="0" meta:page-count="6" meta:paragraph-count="78" meta:word-count="1569" meta:character-count="11220" meta:non-whitespace-character-count="9694"/>
    <meta:user-defined meta:name="AppVersion">15.0000</meta:user-defined>
    <meta:user-defined meta:name="MSIP_Label_4044bd30-2ed7-4c9d-9d12-46200872a97b_ActionId">29a54104-4e0b-4887-b117-cabe2a52fe55</meta:user-defined>
    <meta:user-defined meta:name="MSIP_Label_4044bd30-2ed7-4c9d-9d12-46200872a97b_ContentBits">0</meta:user-defined>
    <meta:user-defined meta:name="MSIP_Label_4044bd30-2ed7-4c9d-9d12-46200872a97b_Enabled">true</meta:user-defined>
    <meta:user-defined meta:name="MSIP_Label_4044bd30-2ed7-4c9d-9d12-46200872a97b_Method" meta:value-type="string">Standard</meta:user-defined>
    <meta:user-defined meta:name="MSIP_Label_4044bd30-2ed7-4c9d-9d12-46200872a97b_Name" meta:value-type="string">defa4170-0d19-0005-0004-bc88714345d2</meta:user-defined>
    <meta:user-defined meta:name="MSIP_Label_4044bd30-2ed7-4c9d-9d12-46200872a97b_SetDate" meta:value-type="string">2023-12-28T19:40:13Z</meta:user-defined>
    <meta:user-defined meta:name="MSIP_Label_4044bd30-2ed7-4c9d-9d12-46200872a97b_SiteId" meta:value-type="string">4130bd39-7c53-419c-b1e5-8758d6d63f21</meta:user-defined>
    <meta:template xlink:type="simple" xlink:actuate="onRequest" xlink:title="Normal.dotm" xlink:href=""/>
  </office:meta>
</office:document-meta>
</file>